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4.343cm" fo:min-width="19.0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b3cac7" draw:opacity="25%" draw:opacity-name="" draw:textarea-horizontal-align="justify" draw:textarea-vertical-align="middle" draw:auto-grow-height="false" fo:min-height="11.498cm" fo:min-width="19.09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607cm" fo:min-width="4.579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607cm" fo:min-width="4.773cm" loext:decorative="false"/>
      <style:paragraph-properties style:writing-mode="lr-tb"/>
    </style:style>
    <style:style style:name="gr6" style:family="graphic" style:parent-style-name="standard" style:list-style-name="L2">
      <style:graphic-properties draw:textarea-horizontal-align="justify" draw:textarea-vertical-align="top" draw:auto-grow-height="false" fo:min-height="2.291cm" fo:min-width="7.756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575cm" fo:min-width="4.578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258cm" fo:min-width="4.813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6.669cm" fo:min-width="7.756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2.922cm" fo:min-width="7.756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202cm" fo:min-width="4.763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777cm" fo:min-width="4.579cm" loext:decorative="false"/>
      <style:paragraph-properties style:writing-mode="lr-tb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top" draw:auto-grow-height="false" fo:min-height="5.231cm" fo:min-width="7.756cm" loext:decorative="false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6.83cm" fo:min-width="5.88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607cm" fo:min-width="5.85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607cm" fo:min-width="5.88cm" loext:decorative="false"/>
      <style:paragraph-properties style:writing-mode="lr-tb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18.917cm" fo:min-width="5.885cm" loext:decorative="false"/>
      <style:paragraph-properties style:writing-mode="lr-tb"/>
    </style:style>
    <style:style style:name="gr21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987cm" fo:min-width="5.88cm" loext:decorative="false"/>
      <style:paragraph-properties style:writing-mode="lr-tb"/>
    </style:style>
    <style:style style:name="gr2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2.632cm" fo:min-width="5.88cm" loext:decorative="false"/>
      <style:paragraph-properties style:writing-mode="lr-tb"/>
    </style:style>
    <style:style style:name="gr29" style:family="graphic" style:parent-style-name="standard" style:list-style-name="L2">
      <style:graphic-properties draw:textarea-horizontal-align="justify" draw:textarea-vertical-align="middle" draw:auto-grow-height="false" fo:min-height="2.147cm" fo:min-width="5.88cm" loext:decorative="false"/>
      <style:paragraph-properties style:writing-mode="lr-tb"/>
    </style:style>
    <style:style style:name="gr30" style:family="graphic" style:parent-style-name="objectwithoutfill">
      <style:graphic-properties draw:fill="none" draw:textarea-vertical-align="middle" loext:decorative="false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10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 draw:fill-color="#b3cac7" draw:opacity="25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style:paragraph-properties fo:text-align="start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style:font-name="Andale Mono" fo:font-size="8pt" fo:font-style="normal" style:font-size-asian="8pt" style:font-style-asian="normal" style:font-size-complex="8pt" style:font-style-complex="normal"/>
    </style:style>
    <style:style style:name="T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style:font-name="Andale 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Andale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Liberation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4.593cm" svg:x="1cm" svg:y="2.347cm">
          <text:list text:style-name="L1">
            <text:list-header>
              <text:p text:style-name="P1"><text:span text:style-name="T1"/></text:p>
            </text:list-header>
            <text:list-item>
              <text:p text:style-name="P2"><text:span text:style-name="T2">run on PC as </text:span><text:span text:style-name="T3">fleetsie_srv USER@SERVER</text:span></text:p>
            </text:list-item>
            <text:list-item>
              <text:p text:style-name="P2"><text:span text:style-name="T3">USER </text:span><text:span text:style-name="T2">must either be root or have </text:span><text:span text:style-name="T3">sudo</text:span><text:span text:style-name="T2"> privileges on </text:span><text:span text:style-name="T3">SERVER</text:span></text:p>
              <text:p text:style-name="P2"><text:span text:style-name="T3"/></text:p>
            </text:list-item>
          </text:list>
          <text:p text:style-name="P3"><text:span text:style-name="T4">On Fleet Server:</text:span></text:p>
          <text:list text:style-name="L2">
            <text:list-item>
              <text:p text:style-name="P3"><text:span text:style-name="T2">Create user </text:span><text:span text:style-name="T3">fleetsie</text:span></text:p>
            </text:list-item>
            <text:list-item>
              <text:p text:style-name="P3"><text:span text:style-name="T5">Create database </text:span><text:span text:style-name="T3">fleets.sqlite</text:span><text:span text:style-name="T5"> in </text:span><text:span text:style-name="T3">/home/fleetsie</text:span><text:span text:style-name="T5"> with this table:</text:span></text:p>
              <text:p text:style-name="P3"><text:span text:style-name="T5"/></text:p>
            </text:list-item>
          </text:list>
          <text:p text:style-name="P3"><text:span text:style-name="T6">CREATE TABLE devices (</text:span></text:p>
          <text:p text:style-name="P3"><text:span text:style-name="T6"><text:s text:c="2"/></text:span><text:span text:style-name="T6">id INTEGER UNIQUE PRIMARY KEY NOT NULL, <text:s/>-- unique ID for device, across all fleets</text:span></text:p>
          <text:p text:style-name="P3"><text:span text:style-name="T6"><text:s text:c="2"/></text:span><text:span text:style-name="T6">fleet VARCHAR NOT NULL, <text:s text:c="17"/>-- name of fleet device belongs to</text:span></text:p>
          <text:p text:style-name="P3"><text:span text:style-name="T6"><text:s text:c="2"/></text:span><text:span text:style-name="T6">id_in_fleet INTEGER NOT NULL, <text:s text:c="11"/>-- unique ID for device within fleet</text:span></text:p>
          <text:p text:style-name="P3"><text:span text:style-name="T6"><text:s text:c="2"/></text:span><text:span text:style-name="T6">fleetuser VARCHAR NOT NULL, <text:s text:c="13"/>-- name of user device uses for ssh to fleet server; typically,</text:span></text:p>
          <text:p text:style-name="P3"><text:span text:style-name="T6"><text:s text:c="43"/></text:span><text:span text:style-name="T6">-- fleetsie_FLEET</text:span></text:p>
          <text:p text:style-name="P3"><text:span text:style-name="T6"><text:s text:c="2"/></text:span><text:span text:style-name="T6">hostname VARCHAR NOT NULL, <text:s text:c="14"/>-- hostname for device; typically FLEET-ID_IN_FLEET</text:span></text:p>
          <text:p text:style-name="P3"><text:span text:style-name="T6"><text:s text:c="2"/></text:span><text:span text:style-name="T6">hwid VARCHAR, <text:s text:c="27"/>-- hardware ID of device; NULL means no device registered to this</text:span></text:p>
          <text:p text:style-name="P3"><text:span text:style-name="T6"><text:s text:c="43"/></text:span><text:span text:style-name="T6">-- record yet</text:span></text:p>
          <text:p text:style-name="P3"><text:span text:style-name="T6"><text:s text:c="2"/></text:span><text:span text:style-name="T6">otp VARCHAR NOT NULL, <text:s text:c="19"/>-- one-time password used by device to register</text:span></text:p>
          <text:p text:style-name="P3"><text:span text:style-name="T6"><text:s text:c="2"/></text:span><text:span text:style-name="T6">ts_generated DOUBLE NOT NULL, <text:s text:c="11"/>-- unix timestamp for when this device record was generated</text:span></text:p>
          <text:p text:style-name="P3"><text:span text:style-name="T6"><text:s text:c="2"/></text:span><text:span text:style-name="T6">ts_registered DOUBLE, <text:s text:c="19"/>-- unix timestamp for when this device was registered; NULL means not</text:span></text:p>
          <text:p text:style-name="P3"><text:span text:style-name="T6"><text:s text:c="43"/></text:span><text:span text:style-name="T6">-- registered yet</text:span></text:p>
          <text:p text:style-name="P3"><text:span text:style-name="T6"><text:s text:c="2"/></text:span><text:span text:style-name="T6">tunnel_port INTEGER NOT NULL, <text:s text:c="11"/>-- TCP port mapped on server back to device SSH server port</text:span></text:p>
          <text:p text:style-name="P3"><text:span text:style-name="T6"><text:s text:c="2"/></text:span><text:span text:style-name="T6">device_public_key VARCHAR NOT NULL, <text:s text:c="5"/>-- public key which can be used to login as user 1000 on device</text:span></text:p>
          <text:p text:style-name="P3"><text:span text:style-name="T6"><text:s text:c="2"/></text:span><text:span text:style-name="T6">device_private_key VARCHAR NOT NULL, <text:s text:c="4"/>-- private key which can be used to login as user 1000 on device</text:span></text:p>
          <text:p text:style-name="P3"><text:span text:style-name="T6"><text:s text:c="2"/></text:span><text:span text:style-name="T6">server_public_key VARCHAR NOT NULL, <text:s text:c="5"/>-- public key which device will use to ssh into fleet server</text:span></text:p>
          <text:p text:style-name="P3"><text:span text:style-name="T6"><text:s text:c="2"/></text:span><text:span text:style-name="T6">server_private_key VARCHAR NOT NULL, <text:s text:c="4"/>-- private key which device will use to ssh into fleet server</text:span></text:p>
          <text:p text:style-name="P3"><text:span text:style-name="T6"><text:s text:c="2"/></text:span><text:span text:style-name="T6">ip_provisioned_from VARCHAR NOT NULL <text:s text:c="4"/>-- IP address from which request to provision this device originated</text:span></text:p>
          <text:p text:style-name="P3"><text:span text:style-name="T6"><text:s/></text:span><text:span text:style-name="T6">);</text:span></text:p>
          <text:p text:style-name="P3"><text:span text:style-name="T6"><text:s/></text:span><text:span text:style-name="T6">CREATE UNIQUE INDEX ON devices(hwid);</text:span></text:p>
          <text:p text:style-name="P3"><text:span text:style-name="T6"><text:s/></text:span><text:span text:style-name="T6">CREATE UNIQUE INDEX ON devices(fleet, otp, hwid);</text:span></text:p>
          <text:p text:style-name="P3"><text:span text:style-name="T6"><text:s/></text:span><text:span text:style-name="T6">CREATE UNIQUE INDEX ON devices(fleet, id_in_fleet);</text:span></text:p>
          <text:p text:style-name="P3"><text:span text:style-name="T5"/></text:p>
          <text:p text:style-name="P3"><text:span text:style-name="T7">DB Versions</text:span></text:p>
          <text:p text:style-name="P3"><text:span text:style-name="T7"/></text:p>
          <text:p text:style-name="P3"><text:span text:style-name="T7">Master: </text:span><text:span text:style-name="T8">as defined above, lives in /home/fleetsie/fleets.sqlite</text:span></text:p>
          <text:p text:style-name="P3"><text:span text:style-name="T7"/></text:p>
          <text:p text:style-name="P3"><text:span text:style-name="T7">OneFleet: </text:span><text:span text:style-name="T8">copied from </text:span><text:span text:style-name="T7">Master</text:span><text:span text:style-name="T8"> whenever </text:span><text:span text:style-name="T9">fleetsie_gen </text:span><text:span text:style-name="T8">is run to allocate new devices.</text:span></text:p>
          <text:p text:style-name="P3"><text:span text:style-name="T8">It is the subset of </text:span><text:span text:style-name="T7">Master</text:span><text:span text:style-name="T8"> with given fleet name; ie. the result of doing</text:span></text:p>
          <text:p text:style-name="P3"><text:span text:style-name="T8"/></text:p>
          <text:p text:style-name="P3"><text:span text:style-name="T10"><text:s text:c="3"/></text:span><text:span text:style-name="T11">sqlite3 /home/fleetsie/fleets.sqlite select * from devices where fleet=”FLEETNAME”;</text:span></text:p>
          <text:p text:style-name="P3"><text:span text:style-name="T10"/></text:p>
          <text:p text:style-name="P3"><text:span text:style-name="T12">It lives in </text:span><text:span text:style-name="T10">/home/fleetsie_FLEETNAME/fleet.sqlite <text:s/></text:span><text:span text:style-name="T8">.</text:span></text:p>
          <text:p text:style-name="P3"><text:span text:style-name="T8">This copy is used by </text:span><text:span text:style-name="T9">fleetsie_auth</text:span><text:span text:style-name="T8"> when a device is running </text:span><text:span text:style-name="T9">fleetsie_provision</text:span></text:p>
          <text:p text:style-name="P3"><text:span text:style-name="T8">This copy is where device registrations are first recorded (i.e. hwid, ts_registered, and ip_provisioned_from are filled in for a record.)</text:span></text:p>
          <text:p text:style-name="P3"><text:span text:style-name="T8">Device registrations are copied back from the OneFleet DB to the master DB whenever fleetsie_gen_srv is run for that fleet.</text:span></text:p>
          <text:p text:style-name="P3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9.59cm" svg:height="1.587cm" svg:x="1cm" svg:y="1.001cm">
          <draw:text-box>
            <text:p text:style-name="P4"><text:span text:style-name="T1">fleetsie_srv</text:span></text:p>
          </draw:text-box>
        </draw:frame>
      </draw:page>
      <draw:page draw:name="page2" draw:style-name="dp1" draw:master-page-name="Default">
        <draw:custom-shape draw:style-name="gr3" draw:text-style-name="P6" draw:layer="layout" svg:width="19.59cm" svg:height="11.748cm" svg:x="1.1cm" svg:y="5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79cm" svg:height="2.857cm" svg:x="1cm" svg:y="1.25cm">
          <text:p text:style-name="P1">Original OS 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273cm" svg:height="2.857cm" svg:x="15.287cm" svg:y="1.25cm">
          <text:p text:style-name="P1">Fleetsie OS imag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9" draw:layer="layout" svg:width="8.255cm" svg:height="2.878cm" svg:x="6.597cm" svg:y="2.502cm">
          <text:p text:style-name="P7"><text:span text:style-name="T4">On SD card in PC:</text:span></text:p>
          <text:list text:style-name="L2">
            <text:list-item>
              <text:p text:style-name="P7"><text:span text:style-name="T2">Install </text:span><text:span text:style-name="T3">fleetsie-</text:span><text:span text:style-name="T3">provision.service</text:span><text:span text:style-name="T2">, </text:span><text:span text:style-name="T3">fleetsie_provision</text:span><text:span text:style-name="T2"> script</text:span></text:p>
            </text:list-item>
            <text:list-item>
              <text:p text:style-name="P8"><text:span text:style-name="T2">enable </text:span><text:span text:style-name="T3">fleetsie-</text:span><text:span text:style-name="T3">provision.service</text:span></text:p>
              <text:p text:style-name="P8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5.078cm" svg:height="5.825cm" svg:x="1cm" svg:y="17.452cm">
          <text:p text:style-name="P1">Device w/ Fleetsie OS on SD card + Fleetsie USB provisioning dr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5.313cm" svg:height="5.508cm" svg:x="15.287cm" svg:y="17.452cm">
          <text:p text:style-name="P1">Device now member of fleet.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8" draw:layer="layout" svg:width="8.255cm" svg:height="7.837cm" svg:x="6.597cm" svg:y="19.103cm">
          <text:list text:style-name="L2">
            <text:list-item>
              <text:p text:style-name="P8"><text:span text:style-name="T2">Find fleetsie files on </text:span><text:span text:style-name="T2">USB drive</text:span></text:p>
            </text:list-item>
            <text:list-item>
              <text:p text:style-name="P8"><text:span text:style-name="T2">Attach to local Wifi </text:span><text:span text:style-name="T2">using credentials in </text:span><text:span text:style-name="T3">wifi.tx</text:span><text:span text:style-name="T2">t</text:span></text:p>
            </text:list-item>
            <text:list-item>
              <text:p text:style-name="P8"><text:span text:style-name="T2">Run </text:span><text:span text:style-name="T13">fleetsie_auth</text:span><text:span text:style-name="T2"> on </text:span><text:span text:style-name="T2">fleet server using fleet </text:span><text:span text:style-name="T2">credentials from </text:span><text:span text:style-name="T3">fleet.txt</text:span></text:p>
            </text:list-item>
            <text:list-item>
              <text:p text:style-name="P8"><text:span text:style-name="T2">Save device credentials </text:span><text:span text:style-name="T2">from server on device</text:span></text:p>
            </text:list-item>
            <text:list-item>
              <text:p text:style-name="P8"><text:span text:style-name="T2">Create </text:span><text:span text:style-name="T3">/opt/fleetsie</text:span><text:span text:style-name="T2"> </text:span><text:span text:style-name="T2">directory on device for </text:span><text:span text:style-name="T2">fleetsie-specific items</text:span></text:p>
            </text:list-item>
            <text:list-item>
              <text:p text:style-name="P8"><text:span text:style-name="T2">Install and enable the </text:span><text:span text:style-name="T2">ssh-tunnel service</text:span></text:p>
            </text:list-item>
            <text:list-item>
              <text:p text:style-name="P8"><text:span text:style-name="T2">customize using user </text:span><text:span text:style-name="T2">script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5.273cm" svg:height="2.857cm" svg:x="15.287cm" svg:y="6.85cm">
          <text:p text:style-name="P1">Fleet Inventory on Serv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8.255cm" svg:height="3.593cm" svg:x="6.596cm" svg:y="5.702cm">
          <text:p text:style-name="P8"><text:span text:style-name="T4">On Fleet Server:</text:span></text:p>
          <text:list text:style-name="L2">
            <text:list-item>
              <text:p text:style-name="P8"><text:span text:style-name="T2">Create </text:span><text:span text:style-name="T2">/home/fleetsie_FL</text:span><text:span text:style-name="T2">EET</text:span></text:p>
            </text:list-item>
            <text:list-item>
              <text:p text:style-name="P8"><text:span text:style-name="T2">Generate ssh keys </text:span><text:span text:style-name="T2">for N devices</text:span></text:p>
            </text:list-item>
            <text:list-item>
              <text:p text:style-name="P8"><text:span text:style-name="T2">Generate N one-</text:span><text:span text:style-name="T2">time-passwords in </text:span><text:span text:style-name="T2">database</text:span></text:p>
            </text:list-item>
            <text:list-item>
              <text:p text:style-name="P8"><text:span text:style-name="T2">Allocate N tunnel </text:span><text:span text:style-name="T2">ports</text:span></text:p>
              <text:p text:style-name="P8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" draw:layer="layout" svg:width="5.263cm" svg:height="3.452cm" svg:x="15.287cm" svg:y="10.3cm">
          <text:p text:style-name="P1">Fleetsie USB drive for provisioning devic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" draw:layer="layout" svg:width="5.079cm" svg:height="4.027cm" svg:x="1cm" svg:y="8.38cm">
          <text:list text:style-name="L2">
            <text:list-header>
              <text:p text:style-name="P1"><text:span text:style-name="T1">fleetsie_gen</text:span></text:p>
            </text:list-header>
            <text:list-item>
              <text:p text:style-name="P2"><text:span text:style-name="T2">run on PC</text:span></text:p>
            </text:list-item>
            <text:list-item>
              <text:p text:style-name="P2"><text:span text:style-name="T2">uses ssh </text:span><text:span text:style-name="T2">fleetsie@FLEET_SERV</text:span><text:span text:style-name="T2">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6.08cm" svg:y1="9.607cm" svg:x2="15.287cm" svg:y2="9.607cm">
          <text:p/>
        </draw:line>
        <draw:line draw:style-name="gr14" draw:text-style-name="P10" draw:layer="layout" svg:x1="6.08cm" svg:y1="10.342cm" svg:x2="15.287cm" svg:y2="10.342cm">
          <text:p/>
        </draw:line>
        <draw:custom-shape draw:style-name="gr15" draw:text-style-name="P8" draw:layer="layout" svg:width="8.255cm" svg:height="6.208cm" svg:x="6.596cm" svg:y="10.802cm">
          <text:p text:style-name="P8"><text:span text:style-name="T4">On USB drive attached to PC:</text:span></text:p>
          <text:list text:style-name="L2">
            <text:list-item>
              <text:p text:style-name="P8"><text:span text:style-name="T2">Create </text:span><text:span text:style-name="T3">wifi.txt</text:span><text:span text:style-name="T2"> file with ESSIDs, passphrases on alternating lines</text:span></text:p>
            </text:list-item>
            <text:list-item>
              <text:p text:style-name="P8"><text:span text:style-name="T2">Copy OTPs to database </text:span><text:span text:style-name="T3">provisioning.sqlite</text:span></text:p>
            </text:list-item>
            <text:list-item>
              <text:p text:style-name="P8"><text:span text:style-name="T2">Create </text:span><text:span text:style-name="T3">fleet.txt</text:span><text:span text:style-name="T2">, with fleet name, hostname, and known_host entry for ssh</text:span></text:p>
            </text:list-item>
            <text:list-item>
              <text:p text:style-name="P8"><text:span text:style-name="T2">add custom user script and files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6" draw:text-style-name="P11" draw:layer="layout" svg:x1="6.08cm" svg:y1="18.832cm" svg:x2="15.287cm" svg:y2="18.832cm">
          <text:p text:style-name="P1"><text:span text:style-name="T1">fleetsie_provisi</text:span><text:span text:style-name="T1">on</text:span><text:span text:style-name="T1"><text:line-break/></text:span><text:span text:style-name="T1"><text:line-break/></text:span><text:span text:style-name="T1"/></text:p>
        </draw:line>
        <draw:line draw:style-name="gr16" draw:text-style-name="P11" draw:layer="layout" svg:x1="6.08cm" svg:y1="2.132cm" svg:x2="15.287cm" svg:y2="2.132cm">
          <text:p text:style-name="P1"><text:span text:style-name="T1">fleetsie_mod</text:span><text:span text:style-name="T1"><text:line-break/></text:span><text:span text:style-name="T1"><text:line-break/></text:span><text:span text:style-name="T1"/></text:p>
        </draw:line>
      </draw:page>
      <draw:page draw:name="page3" draw:style-name="dp1" draw:master-page-name="Default">
        <draw:custom-shape draw:style-name="gr17" draw:text-style-name="P12" draw:layer="layout" svg:width="6.38cm" svg:height="7.08cm" svg:x="1.287cm" svg:y="5.35cm">
          <text:list text:style-name="L2">
            <text:list-item>
              <text:p text:style-name="P12"><text:span text:style-name="T8">Select first unused OTP from DB </text:span><text:span text:style-name="T8">on USB disk</text:span></text:p>
            </text:list-item>
            <text:list-item>
              <text:p text:style-name="P12"><text:span text:style-name="T8">If none, log and die</text:span></text:p>
            </text:list-item>
            <text:list-item>
              <text:p text:style-name="P12"><text:span text:style-name="T8">Get hardware ID from device</text:span></text:p>
            </text:list-item>
            <text:list-item>
              <text:p text:style-name="P12"><text:span text:style-name="T8">Get fleet name, host from USB </text:span><text:span text:style-name="T8">disk</text:span></text:p>
            </text:list-item>
            <text:list-item>
              <text:p text:style-name="P12"><text:span text:style-name="T8">ssh to </text:span><text:span text:style-name="T14">fleetsie_FLEET@FLEETHOST</text:span><text:span text:style-name="T15"> </text:span><text:span text:style-name="T8">with fleet credentials, which runs </text:span><text:span text:style-name="T13">fleetsie_auth </text:span><text:span text:style-name="T8">on server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4" draw:layer="layout" svg:width="6.35cm" svg:height="2.857cm" svg:x="13.382cm" svg:y="3.35cm">
          <text:p text:style-name="P4"><text:span text:style-name="T1">Fleet Server</text:span></text:p>
          <text:p text:style-name="P4"><text:span text:style-name="T8">(running </text:span><text:span text:style-name="T9">fleetsie_auth</text:span><text:span text:style-name="T8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4" draw:layer="layout" svg:width="6.38cm" svg:height="2.857cm" svg:x="1.287cm" svg:y="1.75cm">
          <text:p text:style-name="P4"><text:span text:style-name="T1">Device</text:span><text:span text:style-name="T16"><text:line-break/></text:span><text:span text:style-name="T8">(running </text:span><text:span text:style-name="T9">fleetsie_provision</text:span><text:span text:style-name="T8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5" draw:layer="layout" svg:width="19.59cm" svg:height="1.587cm" svg:x="1cm" svg:y="1cm">
          <draw:text-box>
            <text:p text:style-name="P4"><text:span text:style-name="T1">fleetsie_auth</text:span></text:p>
          </draw:text-box>
        </draw:frame>
        <draw:custom-shape draw:style-name="gr20" draw:text-style-name="P9" draw:layer="layout" svg:width="6.385cm" svg:height="19.167cm" svg:x="13.382cm" svg:y="6.85cm">
          <text:list text:style-name="L2">
            <text:list-item>
              <text:p text:style-name="P7"><text:span text:style-name="T8">Check that OTP is </text:span><text:span text:style-name="T8">a valid and unused </text:span><text:span text:style-name="T8">OTP for fleet. <text:s/>If </text:span><text:span text:style-name="T8">so, mark OTP as </text:span><text:span text:style-name="T8">used, register </text:span><text:span text:style-name="T8">device, and return:</text:span></text:p>
              <text:p text:style-name="P7"><text:span text:style-name="T7">Ok</text:span></text:p>
            </text:list-item>
            <text:list-item>
              <text:p text:style-name="P13"><text:span text:style-name="T7">HOSTNAME</text:span></text:p>
            </text:list-item>
            <text:list-item>
              <text:p text:style-name="P13"><text:span text:style-name="T7">FLEETUSER</text:span></text:p>
            </text:list-item>
            <text:list-item>
              <text:p text:style-name="P13"><text:span text:style-name="T7">PORT</text:span></text:p>
            </text:list-item>
            <text:list-item>
              <text:p text:style-name="P13"><text:span text:style-name="T7">SRV_PUBKE</text:span><text:span text:style-name="T7">Y</text:span></text:p>
            </text:list-item>
            <text:list-item>
              <text:p text:style-name="P13"><text:span text:style-name="T7">SRV_PRIVKE</text:span><text:span text:style-name="T7">Y</text:span></text:p>
            </text:list-item>
            <text:list-item>
              <text:p text:style-name="P13"><text:span text:style-name="T7">DEV_AUTHK</text:span><text:span text:style-name="T7">EY</text:span><text:span text:style-name="T8"><text:line-break/></text:span><text:span text:style-name="T8"/></text:p>
            </text:list-item>
            <text:list-item>
              <text:p text:style-name="P7"><text:span text:style-name="T8">If OTP is valid for </text:span><text:span text:style-name="T8">fleet but used, let </text:span><text:span text:style-name="T8">N be id of first </text:span><text:span text:style-name="T8">unused OTP for </text:span><text:span text:style-name="T8">fleet, and return:</text:span><text:span text:style-name="T8"><text:line-break/></text:span><text:span text:style-name="T7">Try </text:span></text:p>
              <text:list>
                <text:list-item>
                  <text:list>
                    <text:list-item>
                      <text:p text:style-name="P7"><text:span text:style-name="T7">N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list text:continue-numbering="true" text:style-name="L2">
            <text:list-item>
              <text:p text:style-name="P7"><text:span text:style-name="T8">If OTP is valid for </text:span><text:span text:style-name="T8">fleet but used and </text:span><text:span text:style-name="T8">no unused OTP </text:span><text:span text:style-name="T8">left, return:</text:span><text:span text:style-name="T8"><text:line-break/></text:span><text:span text:style-name="T7">Full</text:span></text:p>
            </text:list-item>
          </text:list>
          <text:p text:style-name="P7"><text:span text:style-name="T8"/></text:p>
          <text:list text:continue-numbering="true" text:style-name="L2">
            <text:list-item>
              <text:p text:style-name="P7"><text:span text:style-name="T8">Otherwise, OTP is </text:span><text:span text:style-name="T8">invalid, so return:</text:span><text:span text:style-name="T8"><text:line-break/></text:span><text:span text:style-name="T7">Error</text:span></text:p>
              <text:list>
                <text:list-item>
                  <text:p text:style-name="P7"><text:span text:style-name="T7">details</text:span></text:p>
                </text:list-item>
              </text:list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1" draw:text-style-name="P15" draw:layer="layout" svg:x1="7.667cm" svg:y1="11.795cm" svg:x2="13.382cm" svg:y2="8.62cm">
          <text:p text:style-name="P14"><text:span text:style-name="T17"/></text:p>
        </draw:line>
        <draw:custom-shape draw:style-name="gr22" draw:text-style-name="P12" draw:layer="layout" svg:width="6.38cm" svg:height="3.237cm" svg:x="1.287cm" svg:y="13.15cm">
          <text:p text:style-name="P12"><text:span text:style-name="T8">On </text:span><text:span text:style-name="T7">Ok</text:span><text:span text:style-name="T8"> response:</text:span></text:p>
          <text:list text:style-name="L2">
            <text:list-item>
              <text:p text:style-name="P12"><text:span text:style-name="T8">Save credentials</text:span></text:p>
            </text:list-item>
            <text:list-item>
              <text:p text:style-name="P12"><text:span text:style-name="T8">Continue provisioning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3" draw:text-style-name="P10" draw:layer="layout" svg:x1="13.382cm" svg:y1="11.477cm" svg:x2="7.667cm" svg:y2="13.382cm">
          <text:p/>
        </draw:line>
        <draw:line draw:style-name="gr24" draw:text-style-name="P10" draw:layer="layout" svg:x1="13.382cm" svg:y1="18.145cm" svg:x2="7.667cm" svg:y2="17.51cm">
          <text:p/>
        </draw:line>
        <draw:line draw:style-name="gr25" draw:text-style-name="P10" draw:layer="layout" svg:x1="13.382cm" svg:y1="21.32cm" svg:x2="7.667cm" svg:y2="21.002cm">
          <text:p/>
        </draw:line>
        <draw:line draw:style-name="gr26" draw:text-style-name="P10" draw:layer="layout" svg:x1="13.382cm" svg:y1="23.542cm" svg:x2="7.667cm" svg:y2="24.495cm">
          <text:p/>
        </draw:line>
        <draw:line draw:style-name="gr27" draw:text-style-name="P10" draw:layer="layout" svg:x1="8.653cm" svg:y1="5.764cm" svg:x2="7.7cm" svg:y2="5.764cm">
          <text:p/>
        </draw:line>
        <draw:custom-shape draw:style-name="gr28" draw:text-style-name="P12" draw:layer="layout" svg:width="6.38cm" svg:height="2.882cm" svg:x="1.287cm" svg:y="17.15cm">
          <text:p text:style-name="P12"><text:span text:style-name="T8">On </text:span><text:span text:style-name="T7">Try N</text:span><text:span text:style-name="T8"> response: </text:span></text:p>
          <text:list text:style-name="L2">
            <text:list-item>
              <text:p text:style-name="P12"><text:span text:style-name="T8">mark all OTP with ID &lt; N as used</text:span></text:p>
            </text:list-item>
            <text:list-item>
              <text:p text:style-name="P12"><text:span text:style-name="T8">repeat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2" draw:layer="layout" svg:width="6.38cm" svg:height="2.882cm" svg:x="1.287cm" svg:y="20.65cm">
          <text:p text:style-name="P16"><text:span text:style-name="T8">On </text:span><text:span text:style-name="T7">Full</text:span><text:span text:style-name="T8"> response:</text:span></text:p>
          <text:list text:style-name="L2">
            <text:list-item>
              <text:p text:style-name="P16"><text:span text:style-name="T8">Mark all OTP as used</text:span></text:p>
            </text:list-item>
            <text:list-item>
              <text:p text:style-name="P16"><text:span text:style-name="T8">Log error</text:span></text:p>
            </text:list-item>
            <text:list-item>
              <text:p text:style-name="P16"><text:span text:style-name="T8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6" draw:layer="layout" svg:width="6.38cm" svg:height="2.397cm" svg:x="1.287cm" svg:y="24.15cm">
          <text:p text:style-name="P16"><text:span text:style-name="T8">On </text:span><text:span text:style-name="T7">Error </text:span><text:span text:style-name="T8">response:</text:span></text:p>
          <text:list text:style-name="L2">
            <text:list-item>
              <text:p text:style-name="P16"><text:span text:style-name="T8">Log error </text:span></text:p>
            </text:list-item>
            <text:list-item>
              <text:p text:style-name="P16"><text:span text:style-name="T8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polyline draw:style-name="gr30" draw:text-style-name="P10" draw:layer="layout" svg:width="4.127cm" svg:height="13.628cm" draw:transform="skewX (0.00575958653158129) rotate (0.00575958653158129) translate (4.81cm 5.78612449701603cm)" svg:viewBox="0 0 4128 13629" draw:points="0,13629 4128,13629 4128,0 2949,0">
          <text:p/>
        </draw:polyline>
        <draw:frame draw:style-name="gr31" draw:text-style-name="P17" draw:layer="layout" svg:width="3.175cm" svg:height="2.147cm" svg:x="9.89cm" svg:y="7.834cm">
          <draw:text-box>
            <text:p text:style-name="P3"><text:span text:style-name="T17">Send:</text:span></text:p>
            <text:list text:style-name="L2">
              <text:list-item>
                <text:p text:style-name="P3"><text:span text:style-name="T17">HWID</text:span></text:p>
              </text:list-item>
              <text:list-item>
                <text:p text:style-name="P3"><text:span text:style-name="T17">OTP</text:span></text:p>
                <text:p text:style-name="P3"><text:span text:style-name="T17"/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09:40:51.887579738</meta:creation-date>
    <dc:date>2025-08-08T09:55:11.486890529</dc:date>
    <meta:editing-duration>P1DT3H54M39S</meta:editing-duration>
    <meta:editing-cycles>23</meta:editing-cycles>
    <meta:generator>LibreOffice/24.2.7.2$Linux_X86_64 LibreOffice_project/420$Build-2</meta:generator>
    <meta:print-date>2025-08-08T08:09:58.404818989</meta:print-date>
    <meta:document-statistic meta:object-count="35"/>
  </office:meta>
</office:document-meta>
</file>